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806" officeooo:paragraph-rsid="00172806"/>
    </style:style>
    <style:style style:name="P2" style:family="paragraph" style:parent-style-name="Standard">
      <style:text-properties officeooo:rsid="0019037d" officeooo:paragraph-rsid="0019037d"/>
    </style:style>
    <style:style style:name="P3" style:family="paragraph" style:parent-style-name="Standard">
      <style:text-properties officeooo:paragraph-rsid="0019037d"/>
    </style:style>
    <style:style style:name="P4" style:family="paragraph" style:parent-style-name="Standard">
      <style:text-properties officeooo:rsid="0019c540" officeooo:paragraph-rsid="0019c540"/>
    </style:style>
    <style:style style:name="P5" style:family="paragraph" style:parent-style-name="Standard">
      <style:text-properties officeooo:rsid="001aed4d" officeooo:paragraph-rsid="0019c540"/>
    </style:style>
    <style:style style:name="P6" style:family="paragraph" style:parent-style-name="Standard">
      <style:text-properties officeooo:rsid="001aed4d" officeooo:paragraph-rsid="001aed4d"/>
    </style:style>
    <style:style style:name="P7" style:family="paragraph" style:parent-style-name="Standard">
      <style:text-properties officeooo:rsid="001c1192" officeooo:paragraph-rsid="001c1192"/>
    </style:style>
    <style:style style:name="T1" style:family="text">
      <style:text-properties officeooo:rsid="00172806"/>
    </style:style>
    <style:style style:name="T2" style:family="text">
      <style:text-properties officeooo:rsid="0019037d"/>
    </style:style>
    <style:style style:name="T3" style:family="text">
      <style:text-properties fo:font-variant="normal" fo:text-transform="none" fo:color="#3c4043" style:font-name="arial" fo:font-size="10.5pt" fo:letter-spacing="normal" fo:font-style="normal" fo:font-weight="normal"/>
    </style:style>
    <style:style style:name="T4" style:family="text">
      <style:text-properties fo:font-variant="normal" fo:text-transform="none" fo:color="#3c4043" style:font-name="arial" fo:font-size="10.5pt" fo:letter-spacing="normal" fo:font-style="normal" fo:font-weight="normal" officeooo:rsid="0019037d"/>
    </style:style>
    <style:style style:name="T5" style:family="text">
      <style:text-properties fo:font-variant="normal" fo:text-transform="none" fo:color="#222222" fo:letter-spacing="normal"/>
    </style:style>
    <style:style style:name="T6" style:family="text">
      <style:text-properties fo:font-variant="normal" fo:text-transform="none" fo:color="#222222" fo:letter-spacing="normal" officeooo:rsid="0019037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ÁLGEBRA DE CONJUNTOS</text:p>
      <text:p text:style-name="P1"/>
      <text:p text:style-name="P1">Teoria de Conjuntos</text:p>
      <text:p text:style-name="P1"/>
      <text:p text:style-name="P1">Conjunto: coleção, agrupamento ou reunião de elementos com características comuns.</text:p>
      <text:p text:style-name="P1">Conjunto finito X Conjunto infinito</text:p>
      <text:p text:style-name="P1"/>
      <text:p text:style-name="P1">Letras maiúsculas para denotar conjuntos e minúsculas para elementos.</text:p>
      <text:p text:style-name="P1"/>
      <text:p text:style-name="P1">Conjunto: coleção de objetos, números, formas ou outros elementos com características semelhantes.</text:p>
      <text:p text:style-name="P1"/>
      <text:p text:style-name="P1"/>
      <text:p text:style-name="P1">Tipos de conjuntos</text:p>
      <text:p text:style-name="P1"/>
      <text:p text:style-name="P1">Conjunto unitário: contém um único elemento</text:p>
      <text:p text:style-name="P1">Ex: A= {4}</text:p>
      <text:p text:style-name="P1"/>
      <text:p text:style-name="P3"><text:span text:style-name="T1">Conjunto vazio </text:span><text:span text:style-name="T2">(</text:span><text:span text:style-name="T3">Ø</text:span><text:span text:style-name="T4">)</text:span><text:span text:style-name="T1">: Não possui elementos</text:span></text:p>
      <text:p text:style-name="P1"/>
      <text:p text:style-name="P1">Conjunto universo (U): pertence todos os elementos que pretendemos utilizar</text:p>
      <text:p text:style-name="P1"/>
      <text:p text:style-name="P2"/>
      <text:p text:style-name="P2">Princípio da extensão:</text:p>
      <text:p text:style-name="P3"><text:span text:style-name="T2">Igualdade de conjuntos – Dois conjuntos, A e B. São iguais se possuem os mesmos elementos.</text:span></text:p>
      <text:p text:style-name="P3"/>
      <text:p text:style-name="P3"><text:span text:style-name="T2">Subconjuntos (</text:span><text:span text:style-name="T5">⊂</text:span><text:span text:style-name="T6">)</text:span><text:span text:style-name="T2">:</text:span></text:p>
      <text:p text:style-name="P2">A é subconjunto de B se, e somente se, todos os elementos de A pertencerem a B.</text:p>
      <text:p text:style-name="P2"/>
      <text:p text:style-name="P2">Relação de pertinência :</text:p>
      <text:p text:style-name="P3"><text:span text:style-name="T2">Pertence (</text:span><text:span text:style-name="T5">∈</text:span><text:span text:style-name="T6">)</text:span></text:p>
      <text:p text:style-name="P3"><text:span text:style-name="T2">Não pertence (</text:span><text:span text:style-name="T5">∉</text:span><text:span text:style-name="T6">)</text:span></text:p>
      <text:p text:style-name="P3"><text:span text:style-name="T6"/></text:p>
      <text:p text:style-name="P4"><text:span text:style-name="T6">C</text:span><text:span text:style-name="T5">ontinência (⊂)</text:span></text:p>
      <text:p text:style-name="P4"><text:span text:style-name="T5"/></text:p>
      <text:p text:style-name="P5"><text:span text:style-name="T5">União (∪)</text:span></text:p>
      <text:p text:style-name="P5"><text:span text:style-name="T5"/></text:p>
      <text:p text:style-name="P6"><text:span text:style-name="T5">Intersecção (∩)</text:span></text:p>
      <text:p text:style-name="P6"><text:span text:style-name="T5"/></text:p>
      <text:p text:style-name="P7"><text:span text:style-name="T5">Diferença (-)</text:span></text:p>
      <text:p text:style-name="P7"><text:span text:style-name="T5"/></text:p>
      <text:p text:style-name="P7"><text:span text:style-name="T5">Complementar: elementos que faltam e complementam um conjunto por outro.</text:span></text:p>
      <text:p text:style-name="P7"><text:span text:style-name="T5"/></text:p>
      <text:p text:style-name="P7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2T05:45:42.782288054</meta:creation-date>
    <meta:generator>LibreOffice/6.4.0.3$Linux_X86_64 LibreOffice_project/a0bff4025e9a3a1ad7a2bba561fd78d173e2dc11</meta:generator>
    <dc:date>2020-03-02T20:15:26.454352438</dc:date>
    <meta:editing-duration>PT14M57S</meta:editing-duration>
    <meta:editing-cycles>3</meta:editing-cycles>
    <meta:document-statistic meta:table-count="0" meta:image-count="0" meta:object-count="0" meta:page-count="1" meta:paragraph-count="23" meta:word-count="134" meta:character-count="893" meta:non-whitespace-character-count="781"/>
  </office:meta>
</office:document-meta>
</file>